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, Tahoma, Georgia, Arial, 'Open Sans', 'gandhi serifregula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text-indent="1.455cm" style:auto-text-indent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 fo:padding="0cm" fo:border="none"/>
    </style:style>
    <style:style style:name="P4" style:family="paragraph" style:parent-style-name="Table_20_Contents">
      <style:paragraph-properties fo:text-align="start" style:justify-single-word="false" fo:padding-left="0cm" fo:padding-right="0cm" fo:padding-top="0.212cm" fo:padding-bottom="0cm" fo:border-left="none" fo:border-right="none" fo:border-top="0.002cm solid #dddddd" fo:border-bottom="non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Standard" style:master-page-name="">
      <style:paragraph-properties fo:margin-left="0cm" fo:margin-right="0cm" fo:text-align="justify" style:justify-single-word="false" fo:text-indent="1.455cm" style:auto-text-indent="false" style:page-number="auto"/>
      <style:text-properties fo:font-variant="normal" fo:text-transform="none" fo:color="#222222" style:font-name="Verdana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1.455cm" style:auto-text-indent="false"/>
      <style:text-properties fo:font-variant="normal" fo:text-transform="none" fo:color="#222222" style:font-name="Verdana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222222" style:font-name="Verdana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lnet (TELetype NETwork) es un protocolo cliente-servidor desarrollado en 1969 y utilizado para proporcionar acceso a un equipo remoto. Entonces la seguridad no era una cuestión de importancia, dado que no había grandes redes de ordenadores y no existía la idea de interconectar todas ellas. En los años 90, sin embargo, con el boom de Internet, la seguridad cobró mayor importancia y quedaron al descubierto las debilidades del protocolo, destacando el hecho de que no encripta los datos enviados durante la conexión, entre ellos las credenciales de los usarios. </text:p>
      <text:p text:style-name="P7"/>
      <text:p text:style-name="P7">Por eso es por lo que surge SSH (SecureShell), que ofrece un canal de comunicaciones, un túnel, seguro por el que viajan los datos encriptados. La versíon 1 de SSH apareció en el año 1995, y en 2006 apareció la 2.0; aporta ésta sustanciales mejoras en materia de seguridad con respecto a la versión anterior, implantando algoritmos de encriptación más fuertes. </text:p>
      <text:p text:style-name="P7"/>
      <text:p text:style-name="P7">La siguiente tabla recoge las principales características de cada uno de los protocolos: </text:p>
      <text:p text:style-name="P8"><text:bookmark text:name="tablepress-178"/>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TELNET</text:p>
          </table:table-cell>
          <table:table-cell table:style-name="Table2.C1" office:value-type="string">
            <text:p text:style-name="P2">SSH</text:p>
          </table:table-cell>
        </table:table-row>
        <table:table-row>
          <table:table-cell table:style-name="Table2.A2" office:value-type="string">
            <text:p text:style-name="P3">Seguridad</text:p>
          </table:table-cell>
          <table:table-cell table:style-name="Table2.A2" office:value-type="string">
            <text:p text:style-name="P3">Poco seguro</text:p>
          </table:table-cell>
          <table:table-cell table:style-name="Table2.C2" office:value-type="string">
            <text:p text:style-name="P3">Altamente seguro</text:p>
          </table:table-cell>
        </table:table-row>
        <table:table-row>
          <table:table-cell table:style-name="Table2.A2" office:value-type="string">
            <text:p text:style-name="P4">Puerto por defecto</text:p>
          </table:table-cell>
          <table:table-cell table:style-name="Table2.A2" office:value-type="string">
            <text:p text:style-name="P4">23</text:p>
          </table:table-cell>
          <table:table-cell table:style-name="Table2.C2" office:value-type="string">
            <text:p text:style-name="P4">22</text:p>
          </table:table-cell>
        </table:table-row>
        <table:table-row>
          <table:table-cell table:style-name="Table2.A2" office:value-type="string">
            <text:p text:style-name="P4">Formato de los datos transmitidos</text:p>
          </table:table-cell>
          <table:table-cell table:style-name="Table2.A2" office:value-type="string">
            <text:p text:style-name="P4">Texto plano</text:p>
          </table:table-cell>
          <table:table-cell table:style-name="Table2.C2" office:value-type="string">
            <text:p text:style-name="P4">Encriptados. </text:p>
          </table:table-cell>
        </table:table-row>
        <table:table-row>
          <table:table-cell table:style-name="Table2.A2" office:value-type="string">
            <text:p text:style-name="P4">Autenticación</text:p>
          </table:table-cell>
          <table:table-cell table:style-name="Table2.A2" office:value-type="string">
            <text:p text:style-name="P4">No tiene autenticación. </text:p>
          </table:table-cell>
          <table:table-cell table:style-name="Table2.C2" office:value-type="string">
            <text:p text:style-name="P4">Utiliza autenticación mediante clave pública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Verdana" svg:font-family="Verdana, Tahoma, Georgia, Arial, 'Open Sans', 'gandhi serifregula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0M22S</meta:editing-duration>
    <meta:editing-cycles>7</meta:editing-cycles>
    <meta:generator>OpenOffice/4.1.7$Win32 OpenOffice.org_project/417m1$Build-9800</meta:generator>
    <dc:date>2020-05-04T12:21:18.23</dc:date>
    <meta:document-statistic meta:table-count="1" meta:image-count="0" meta:object-count="0" meta:page-count="1" meta:paragraph-count="17" meta:word-count="192" meta:character-count="1221"/>
    <meta:user-defined meta:name="Info 1"/>
    <meta:user-defined meta:name="Info 2"/>
    <meta:user-defined meta:name="Info 3"/>
    <meta:user-defined meta:name="Info 4"/>
  </office:meta>
</office:document-meta>
</file>